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a68e" officeooo:paragraph-rsid="0005a68e"/>
    </style:style>
    <style:style style:name="P2" style:family="paragraph" style:parent-style-name="Standard">
      <style:text-properties officeooo:rsid="0005e6bc" officeooo:paragraph-rsid="0005e6bc"/>
    </style:style>
    <style:style style:name="P3" style:family="paragraph" style:parent-style-name="Standard">
      <style:text-properties officeooo:rsid="00078814" officeooo:paragraph-rsid="00078814"/>
    </style:style>
    <style:style style:name="P4" style:family="paragraph" style:parent-style-name="Standard">
      <style:text-properties officeooo:rsid="0005e6bc" officeooo:paragraph-rsid="00078814"/>
    </style:style>
    <style:style style:name="T1" style:family="text">
      <style:text-properties officeooo:rsid="0005a6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 gtk .css to </text:p>
      <text:p text:style-name="P1">.config/gtk-3.0</text:p>
      <text:p text:style-name="P1"/>
      <text:p text:style-name="P2">Firefox <text:a xlink:type="simple" xlink:href="https://www.howtogeek.com/334716/how-to-customize-firefoxs-user-interface-with-userchrome.css/" text:style-name="Internet_20_link" text:visited-style-name="Visited_20_Internet_20_Link">https://www.howtogeek.com/334716/how-to-customize-firefoxs-user-interface-with-userchrome.css/</text:a></text:p>
      <text:p text:style-name="P2">1) <text:span text:style-name="T1">add firefox .css to </text:span></text:p>
      <text:p text:style-name="P1">.mozilla/firefox/xxx.default/chrome/userChrome.css</text:p>
      <text:p text:style-name="P1">.mozilla/firefox/xxx.default/chrome/userContent.css</text:p>
      <text:p text:style-name="P2">2) browse to</text:p>
      <text:p text:style-name="P2">about:config</text:p>
      <text:p text:style-name="P2">3) Search for and set to true</text:p>
      <text:p text:style-name="P2">toolkit.legacyUserProfileCustomizations.stylesheets</text:p>
      <text:p text:style-name="P2"/>
      <text:p text:style-name="P2">---------------------</text:p>
      <text:p text:style-name="P2"/>
      <text:p text:style-name="P3">remove alt menu pop up</text:p>
      <text:p text:style-name="P4">about:config</text:p>
      <text:p text:style-name="P4">ui.key.menuAccessKeyFocuses = fals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FreeMono" fo:font-family="FreeMono" style:font-family-generic="modern" style:font-pitch="fixed" style:font-name-asian="FreeMono" style:font-family-asian="FreeMono" style:font-family-generic-asian="modern" style:font-pitch-asian="fixed" style:font-name-complex="FreeSans" style:font-family-complex="FreeSans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06T14:19:37.880000000</meta:creation-date>
    <dc:date>2025-03-27T10:25:53.778241945</dc:date>
    <meta:editing-duration>PT11M1S</meta:editing-duration>
    <meta:editing-cycles>4</meta:editing-cycles>
    <meta:generator>LibreOffice/25.2.1.2$Linux_X86_64 LibreOffice_project/520$Build-2</meta:generator>
    <meta:document-statistic meta:table-count="0" meta:image-count="0" meta:object-count="0" meta:page-count="1" meta:paragraph-count="14" meta:word-count="36" meta:character-count="451" meta:non-whitespace-character-count="427"/>
  </office:meta>
</office:document-meta>
</file>